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6708in" fo:margin-left="-0.0847in" fo:margin-top="0in" fo:margin-bottom="0in" style:page-number="auto" table:align="left" style:writing-mode="lr-tb"/>
    </style:style>
    <style:style style:name="Table1.A" style:family="table-column">
      <style:table-column-properties style:column-width="3.8972in"/>
    </style:style>
    <style:style style:name="Table1.B" style:family="table-column">
      <style:table-column-properties style:column-width="2.7729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069in solid #000001" fo:border-right="none" fo:border-top="0.0069in solid #000001" fo:border-bottom="0.0069in solid #000001"/>
    </style:style>
    <style:style style:name="Table1.B1" style:family="table-cell">
      <style:table-cell-properties fo:padding-left="0.075in" fo:padding-right="0.075in" fo:padding-top="0in" fo:padding-bottom="0in" fo:border="0.0069in solid #000001"/>
    </style:style>
    <style:style style:name="Table2" style:family="table">
      <style:table-properties style:width="6.625in" fo:margin-left="-0.0625in" fo:margin-top="0in" fo:margin-bottom="0in" table:align="left" style:writing-mode="lr-tb"/>
    </style:style>
    <style:style style:name="Table2.A" style:family="table-column">
      <style:table-column-properties style:column-width="5.1243in"/>
    </style:style>
    <style:style style:name="Table2.B" style:family="table-column">
      <style:table-column-properties style:column-width="0.6868in"/>
    </style:style>
    <style:style style:name="Table2.C" style:family="table-column">
      <style:table-column-properties style:column-width="0.8139in"/>
    </style:style>
    <style:style style:name="Table2.1" style:family="table-row">
      <style:table-row-properties style:keep-together="true" fo:keep-together="auto"/>
    </style:style>
    <style:style style:name="Table2.A1" style:family="table-cell">
      <style:table-cell-properties fo:background-color="#bfbfbf" fo:padding-left="0.075in" fo:padding-right="0.075in" fo:padding-top="0in" fo:padding-bottom="0in" fo:border-left="0.0069in solid #000001" fo:border-right="none" fo:border-top="0.0069in solid #000001" fo:border-bottom="0.0069in solid #000001">
        <style:background-image/>
      </style:table-cell-properties>
    </style:style>
    <style:style style:name="Table2.B1" style:family="table-cell">
      <style:table-cell-properties fo:background-color="#bfbfbf" fo:padding-left="0.075in" fo:padding-right="0.075in" fo:padding-top="0in" fo:padding-bottom="0in" fo:border="0.0069in solid #000001">
        <style:background-image/>
      </style:table-cell-properties>
    </style:style>
    <style:style style:name="Table2.2" style:family="table-row">
      <style:table-row-properties style:min-row-height="0.1993in" style:keep-together="true" fo:keep-together="auto"/>
    </style:style>
    <style:style style:name="Table2.A2" style:family="table-cell">
      <style:table-cell-properties fo:background-color="#f2f2f2" fo:padding-left="0.075in" fo:padding-right="0.075in" fo:padding-top="0in" fo:padding-bottom="0in" fo:border-left="0.0069in solid #000001" fo:border-right="none" fo:border-top="0.0069in solid #000001" fo:border-bottom="0.0069in solid #000001">
        <style:background-image/>
      </style:table-cell-properties>
    </style:style>
    <style:style style:name="Table2.B2" style:family="table-cell">
      <style:table-cell-properties fo:background-color="#f2f2f2" fo:padding-left="0.075in" fo:padding-right="0.075in" fo:padding-top="0in" fo:padding-bottom="0in" fo:border="0.0069in solid #000001">
        <style:background-image/>
      </style:table-cell-properties>
    </style:style>
    <style:style style:name="Table2.A3" style:family="table-cell">
      <style:table-cell-properties fo:padding-left="0.075in" fo:padding-right="0.075in" fo:padding-top="0in" fo:padding-bottom="0in" fo:border="0.0069in solid #000001"/>
    </style:style>
    <style:style style:name="P1" style:family="paragraph" style:parent-style-name="List_20_Paragraph" style:list-style-name="WWNum5">
      <style:paragraph-properties fo:orphans="0" fo:widows="0"/>
    </style:style>
    <style:style style:name="P2" style:family="paragraph" style:parent-style-name="List_20_Paragraph" style:list-style-name="WWNum6">
      <style:paragraph-properties fo:orphans="0" fo:widows="0"/>
    </style:style>
    <style:style style:name="P3" style:family="paragraph" style:parent-style-name="Header">
      <style:paragraph-properties fo:text-align="center" style:justify-single-word="false"/>
    </style:style>
    <style:style style:name="P4" style:family="paragraph" style:parent-style-name="Standard">
      <style:paragraph-properties fo:line-height="100%" fo:orphans="0" fo:widows="0"/>
    </style:style>
    <style:style style:name="P5" style:family="paragraph" style:parent-style-name="Standard">
      <style:paragraph-properties fo:orphans="0" fo:widows="0"/>
    </style:style>
    <style:style style:name="P6" style:family="paragraph" style:parent-style-name="Standard">
      <style:paragraph-properties fo:margin-top="0in" fo:margin-bottom="0in" fo:line-height="100%" fo:orphans="0" fo:widows="0"/>
    </style:style>
    <style:style style:name="P7" style:family="paragraph" style:parent-style-name="Standard">
      <style:paragraph-properties fo:margin-top="0in" fo:margin-bottom="0in" fo:line-height="100%" fo:hyphenation-ladder-count="no-limit"/>
      <style:text-properties fo:hyphenate="true" fo:hyphenation-remain-char-count="2" fo:hyphenation-push-char-count="2"/>
    </style:style>
    <style:style style:name="P8" style:family="paragraph" style:parent-style-name="Standard">
      <style:paragraph-properties fo:orphans="0" fo:widows="0" fo:break-before="page"/>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font-name="Calibri" fo:font-size="14pt" fo:font-weight="bold" style:font-size-asian="14pt" style:font-weight-asian="bold" style:font-size-complex="14pt"/>
    </style:style>
    <style:style style:name="T4" style:family="text">
      <style:text-properties fo:font-size="22pt" fo:font-weight="bold" style:font-size-asian="22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6">Lab number and date</text:p>
          </table:table-cell>
          <table:table-cell table:style-name="Table1.B1" office:value-type="string">
            <text:p text:style-name="P6">Lab 8 11/20</text:p>
          </table:table-cell>
        </table:table-row>
        <table:table-row table:style-name="Table1.1">
          <table:table-cell table:style-name="Table1.A1" office:value-type="string">
            <text:p text:style-name="P6">Developer (Person whose code is being reviewed)</text:p>
          </table:table-cell>
          <table:table-cell table:style-name="Table1.B1" office:value-type="string">
            <text:p text:style-name="P6">Andrew Rogers</text:p>
          </table:table-cell>
        </table:table-row>
        <table:table-row table:style-name="Table1.1">
          <table:table-cell table:style-name="Table1.A1" office:value-type="string">
            <text:p text:style-name="P6">URL for project repository (optional)</text:p>
          </table:table-cell>
          <table:table-cell table:style-name="Table1.B1" office:value-type="string">
            <text:p text:style-name="P6"/>
          </table:table-cell>
        </table:table-row>
        <table:table-row table:style-name="Table1.1">
          <table:table-cell table:style-name="Table1.A1" office:value-type="string">
            <text:p text:style-name="P6">URL for the hosted web app (optional)</text:p>
          </table:table-cell>
          <table:table-cell table:style-name="Table1.B1" office:value-type="string">
            <text:p text:style-name="P6"/>
          </table:table-cell>
        </table:table-row>
        <table:table-row table:style-name="Table1.1">
          <table:table-cell table:style-name="Table1.A1" office:value-type="string">
            <text:p text:style-name="P6">Reviewer</text:p>
          </table:table-cell>
          <table:table-cell table:style-name="Table1.B1" office:value-type="string">
            <text:p text:style-name="P6">John Bell</text:p>
          </table:table-cell>
        </table:table-row>
      </table:table>
      <text:p text:style-name="P6"><text:span text:style-name="T1"><text:line-break/>Instructions</text:span></text:p>
      <text:p text:style-name="P4">The reviewer will complete this form for the beta version of a lab assignment done by one of their lab partners. After filling out the “Beta” column and adding comments, the reviewer will upload this document to the Lab Beta + Review Forum.</text:p>
      <text:p text:style-name="P4">The developer will revise the beta version of their lab work and fill out the “Production” column to reflect any changes they have made. The developer will submit this completed form along with the production version of their lab assign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text:span text:style-name="T2">Criteria</text:span></text:p>
          </table:table-cell>
          <table:table-cell table:style-name="Table2.B1" office:value-type="string">
            <text:p text:style-name="P6"><text:span text:style-name="T2">Beta</text:span></text:p>
          </table:table-cell>
          <table:table-cell table:style-name="Table2.B1" office:value-type="string">
            <text:p text:style-name="P6"><text:span text:style-name="T2">Release</text:span></text:p>
          </table:table-cell>
        </table:table-row>
        <table:table-row table:style-name="Table2.2">
          <table:table-cell table:style-name="Table2.A2" office:value-type="string">
            <text:p text:style-name="P6">Does it compile and run without errors? (Yes, or No and list any issues below)</text:p>
          </table:table-cell>
          <table:table-cell table:style-name="Table2.B2" office:value-type="string">
            <text:p text:style-name="P6">yes</text:p>
          </table:table-cell>
          <table:table-cell table:style-name="Table2.B2" office:value-type="string">
            <text:p text:style-name="P6"/>
          </table: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2" office:value-type="string">
            <text:p text:style-name="P6">Do all the web pages load correctly (for both POST and GET requests)? </text:p>
          </table:table-cell>
          <table:table-cell table:style-name="Table2.B2" office:value-type="string">
            <text:p text:style-name="P6">no</text:p>
          </table:table-cell>
          <table:table-cell table:style-name="Table2.B2" office:value-type="string">
            <text:p text:style-name="P6"/>
          </table:table-cell>
        </table:table-row>
        <table:table-row table:style-name="Table2.1">
          <table:table-cell table:style-name="Table2.A3" table:number-columns-spanned="3" office:value-type="string">
            <text:p text:style-name="P6">Search page has errors</text:p>
          </table:table-cell>
          <table:covered-table-cell/>
          <table:covered-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2" office:value-type="string">
            <text:p text:style-name="P6">Do all the buttons and links work correctly? </text:p>
          </table:table-cell>
          <table:table-cell table:style-name="Table2.B2" office:value-type="string">
            <text:p text:style-name="P6">yes</text:p>
          </table:table-cell>
          <table:table-cell table:style-name="Table2.B2" office:value-type="string">
            <text:p text:style-name="P6"/>
          </table: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2" office:value-type="string">
            <text:p text:style-name="P6">Does the style conform to C# and Razor Page coding conventions? </text:p>
          </table:table-cell>
          <table:table-cell table:style-name="Table2.B2" office:value-type="string">
            <text:p text:style-name="P6">yes</text:p>
          </table:table-cell>
          <table:table-cell table:style-name="Table2.B2" office:value-type="string">
            <text:p text:style-name="P6"/>
          </table: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2" office:value-type="string">
            <text:p text:style-name="P6">Do the design and implementation conform to OOP best practices? </text:p>
          </table:table-cell>
          <table:table-cell table:style-name="Table2.B2" office:value-type="string">
            <text:p text:style-name="P6">yes</text:p>
          </table:table-cell>
          <table:table-cell table:style-name="Table2.B2" office:value-type="string">
            <text:p text:style-name="P6"/>
          </table: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2" office:value-type="string">
            <text:p text:style-name="P6">Does the solution meet all the requirements? <text:bookmark text:name="_GoBack"/></text:p>
          </table:table-cell>
          <table:table-cell table:style-name="Table2.B2" office:value-type="string">
            <text:p text:style-name="P6">no</text:p>
          </table:table-cell>
          <table:table-cell table:style-name="Table2.B2" office:value-type="string">
            <text:p text:style-name="P6"/>
          </table:table-cell>
        </table:table-row>
        <table:table-row table:style-name="Table2.1">
          <table:table-cell table:style-name="Table2.A3" table:number-columns-spanned="3" office:value-type="string">
            <text:p text:style-name="P6">Search page does not work </text:p>
          </table:table-cell>
          <table:covered-table-cell/>
          <table:covered-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A3" table:number-columns-spanned="3" office:value-type="string">
            <text:p text:style-name="P6"/>
          </table:table-cell>
          <table:covered-table-cell/>
          <table:covered-table-cell/>
        </table:table-row>
        <table:table-row table:style-name="Table2.1">
          <table:table-cell table:style-name="Table2.B2" table:number-columns-spanned="3" office:value-type="string">
            <text:p text:style-name="P6">Comments</text:p>
          </table:table-cell>
          <table:covered-table-cell/>
          <table:covered-table-cell/>
        </table:table-row>
        <table:table-row table:style-name="Table2.1">
          <table:table-cell table:style-name="Table2.A3" table:number-columns-spanned="3" office:value-type="string">
            <text:p text:style-name="P6"/>
          </table:table-cell>
          <table:covered-table-cell/>
          <table:covered-table-cell/>
        </table:table-row>
      </table:table>
      <text:p text:style-name="P7"/>
      <text:p text:style-name="P8"><text:span text:style-name="T3">Appendix</text:span></text:p>
      <text:p text:style-name="P5"><text:span text:style-name="T1">Aspects of coding style to check</text:span></text:p>
      <text:list xml:id="list5116798337871149514" text:style-name="WWNum5">
        <text:list-item>
          <text:p text:style-name="P1">Is proper indentation used?</text:p>
        </text:list-item>
        <text:list-item>
          <text:p text:style-name="P1">Are the HTML elements and variables named descriptively?</text:p>
        </text:list-item>
        <text:list-item>
          <text:p text:style-name="P1">Have any unnecessary lines of code or files been removed?</text:p>
        </text:list-item>
        <text:list-item>
          <text:p text:style-name="P1">Are there explanatory comments in the code?</text:p>
        </text:list-item>
        <text:list-item>
          <text:p text:style-name="P1">Do variable names use camelCase? </text:p>
        </text:list-item>
        <text:list-item>
          <text:p text:style-name="P1">Are properties, methods and classes named using PascalCase (aka TitleCase)?</text:p>
        </text:list-item>
        <text:list-item>
          <text:p text:style-name="P1">Are constant names written using ALL_CAPS?</text:p>
        </text:list-item>
      </text:list>
      <text:p text:style-name="P5"><text:span text:style-name="T1">Best practices in Object Oriented Programming</text:span></text:p>
      <text:list xml:id="list45758813604253917" text:style-name="WWNum6">
        <text:list-item>
          <text:p text:style-name="P2">Is the code DRY (no duplicated blocks of code)?</text:p>
        </text:list-item>
        <text:list-item>
          <text:p text:style-name="P2">Are named constants used instead of repeated literal constants?</text:p>
        </text:list-item>
        <text:list-item>
          <text:p text:style-name="P2">Is code that does computation or logical operations separated into its own class instead of being added to the code-behind?</text:p>
        </text:list-item>
        <text:list-item>
          <text:p text:style-name="P2">Are all instance variables private?</text:p>
        </text:list-item>
        <text:list-item>
          <text:p text:style-name="P2">Are local variables used instead of instance variables wherever possible?</text:p>
        </text:list-item>
        <text:list-item>
          <text:p text:style-name="P2">Does each method do just one thing (no “Swiss Armey” methods)?</text:p>
        </text:list-item>
        <text:list-item>
          <text:p text:style-name="P2">Are classes “loosely coupled” and “highly coherent”?</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writing-mode="lr-tb"/>
      <style:text-properties style:use-window-font-color="true" style:font-name="Calibri" fo:font-size="11pt" style:font-size-asian="11pt" style:language-asian="ar" style:country-asian="SA" style:font-name-complex="Calibri1"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835in"/>
      <style:text-properties fo:language="en" fo:country="US"/>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size="11pt" fo:language="en" fo:country="US" style:font-size-asian="11pt" style:language-asian="ar" style:country-asian="SA" style:font-name-complex="Calibri1" style:font-size-complex="11pt" style:language-complex="ar" style:country-complex="SA"/>
    </style:style>
    <style:style style:name="Header_20_Char" style:display-name="Header Char" style:family="text" style:parent-style-name="Default_20_Paragraph_20_Font">
      <style:text-properties style:font-name="Calibri" fo:font-size="11pt" style:font-size-asian="11pt" style:language-asian="ar" style:country-asian="SA" style:font-name-complex="Calibri1" style:font-size-complex="11pt"/>
    </style:style>
    <style:style style:name="Footer_20_Char" style:display-name="Footer Char" style:family="text" style:parent-style-name="Default_20_Paragraph_20_Font">
      <style:text-properties style:font-name="Calibri" fo:font-size="11pt" style:font-size-asian="11pt" style:language-asian="ar" style:country-asian="SA" style:font-name-complex="Calibri1" style:font-size-complex="11pt"/>
    </style:style>
    <style:style style:name="ListLabel_20_1" style:display-name="ListLabel 1" style:family="text">
      <style:text-properties style:font-name-complex="Times New Roman1"/>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fo:font-size="22pt" fo:font-weight="bold" style:font-size-asian="22pt"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Code Review Form</text:span></text:p>
      </style:header>
      <style:footer>
        <text:p text:style-name="Footer">Written by Brian Bird, for CS295N, Lane Community College, fall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rdB</meta:initial-creator>
    <dc:creator>John Bell</dc:creator>
    <meta:editing-cycles>12</meta:editing-cycles>
    <meta:creation-date>2017-03-16T17:31:00</meta:creation-date>
    <dc:date>2017-11-20T12:46:10.98</dc:date>
    <meta:editing-duration>PT1M29S</meta:editing-duration>
    <meta:generator>OpenOffice/4.1.2$Win32 OpenOffice.org_project/412m3$Build-9782</meta:generator>
    <meta:document-statistic meta:table-count="2" meta:image-count="0" meta:object-count="0" meta:page-count="2" meta:paragraph-count="48" meta:word-count="360" meta:character-count="2103"/>
    <meta:user-defined meta:name="AppVersion">15.0000</meta:user-defined>
    <meta:user-defined meta:name="Company">LC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